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4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9" office:value-type="string" calcext:value-type="string">
              <text:p>NF - SERV. PROD. </text:p>
            </table:table-cell>
            <table:table-cell table:style-name="ce32" office:value-type="string" calcext:value-type="string">
              <text:p>R$</text:p>
            </table:table-cell>
            <table:table-cell table:style-name="ce35"/>
            <table:table-cell table:style-name="ce37" office:value-type="string" calcext:value-type="string">
              <text:p>PAGO</text:p>
            </table:table-cell>
            <table:table-cell table:style-name="ce3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2" office:value-type="string" calcext:value-type="string">
              <text:p>SALDO DEVEDOR</text:p>
            </table:table-cell>
            <table:table-cell table:style-name="ce37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30" office:value-type="string" calcext:value-type="string">
            <text:p>Mens. 07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8-04" calcext:value-type="date">
            <text:p>04/08/2025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30" office:value-type="string" calcext:value-type="string">
            <text:p>Mens. 08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10-03" calcext:value-type="date">
            <text:p>03/10/2025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30" office:value-type="string" calcext:value-type="string">
            <text:p>Mens. 09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11-05" calcext:value-type="date">
            <text:p>05/11/2025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10-31" calcext:value-type="date">
            <text:p>31/10/2025</text:p>
          </table:table-cell>
          <table:table-cell table:style-name="ce30" office:value-type="string" calcext:value-type="string">
            <text:p>Mens. 10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11-05" calcext:value-type="date">
            <text:p>05/11/2025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11-30" calcext:value-type="date">
            <text:p>30/11/2025</text:p>
          </table:table-cell>
          <table:table-cell table:style-name="ce30" office:value-type="string" calcext:value-type="string">
            <text:p>Mens. 11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12-08" calcext:value-type="date">
            <text:p>08/12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12-31" calcext:value-type="date">
            <text:p>31/12/2025</text:p>
          </table:table-cell>
          <table:table-cell table:style-name="ce30" office:value-type="string" calcext:value-type="string">
            <text:p>Mens. 12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não</text:p>
          </table:table-cell>
          <table:table-cell table:style-name="ce33" office:value-type="float" office:value="0" calcext:value-type="float">
            <text:p>-</text:p>
          </table:table-cell>
          <table:table-cell table:style-name="ce24"/>
          <table:table-cell table:style-name="ce43" table:formula="of:=[.C7]-[.F7]" office:value-type="float" office:value="150" calcext:value-type="float">
            <text:p>150,00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5" table:number-columns-repeated="6"/>
          <table:table-cell table:style-name="ce40" office:value-type="string" calcext:value-type="string">
            <text:p>TOTAL</text:p>
          </table:table-cell>
          <table:table-cell table:style-name="ce32" table:formula="of:=SUM([.H2:.H7])" office:value-type="float" office:value="150" calcext:value-type="float">
            <text:p>150,00</text:p>
          </table:table-cell>
          <table:table-cell table:style-name="ce37"/>
          <table:table-cell table:number-columns-repeated="55"/>
        </table:table-row>
        <table:table-row table:style-name="ro2" table:number-rows-repeated="31962">
          <table:table-cell table:style-name="ce27"/>
          <table:table-cell table:style-name="ce31"/>
          <table:table-cell table:style-name="ce34" table:number-columns-repeated="2"/>
          <table:table-cell table:style-name="ce39"/>
          <table:table-cell table:style-name="ce34"/>
          <table:table-cell table:style-name="ce41"/>
          <table:table-cell table:style-name="ce34"/>
          <table:table-cell table:style-name="ce39"/>
          <table:table-cell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3" table:number-rows-repeated="98306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""""""""""""""""""</number:text>
    </number:number-style>
    <number:number-style style:name="N118P1" style:volatile="true">
      <number:text>R$(""""""""""""""""""""""""""""""""""""""""""""""""""</number:text>
    </number:number-style>
    <number:number-style style:name="N118">
      <number:text>R$-""""""""""""""""""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month number:style="long"/>
      <number:text>/</number:text>
      <number:year number:style="long"/>
    </number:date-style>
    <number:date-style style:name="N142">
      <number:day number:style="long"/>
      <number:text>. </number:text>
      <number:month number:textual="true"/>
    </number:date-style>
    <number:date-style style:name="N143">
      <number:month number:textual="true"/>
      <number:text> </number:text>
      <number:year/>
    </number:date-style>
    <number:number-style style:name="N144P0" style:volatile="true">
      <number:text>R$""""""""""""""""""""""""""""""""""""""""""""""""""</number:text>
    </number:number-style>
    <number:number-style style:name="N144">
      <number:text>(R$""""""""""""""""""""""""""""""""""""""""""""""""""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style:text-properties fo:color="#ff0000"/>
      <number:text>(R$""""""""""""""""""""""""""""""""""""""""""""""""""</number:text>
      <style:map style:condition="value()&gt;=0" style:apply-style-name="N146P0"/>
    </number:number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font-size="12pt"/>
    </style:style>
    <style:style style:name="MT7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6:00:29.374424016">00:00:00</text:time></text:span><text:span text:style-name="MT2"><text:s/></text:span></text:p>
        </style:region-center>
        <style:region-right>
          <text:p><text:span text:style-name="MT4">Marina Beatriz Korte Ragusa 22055608835</text:span></text:p>
        </style:region-right>
      </style:header>
      <style:header-left style:display="false"/>
      <style:header-first style:display="false"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5"><text:date style:data-style-name="N2" text:date-value="2026-01-05">00/00/0000</text:date></text:span><text:span text:style-name="MT5"><text:s/>- </text:span><text:span text:style-name="MT5"><text:time style:data-style-name="N2" text:time-value="16:00:29.375546330">00:00:00</text:time></text:span><text:span text:style-name="MT5"><text:s/></text:span></text:p>
        </style:region-center>
        <style:region-right>
          <text:p><text:span text:style-name="MT3">Mercadinho Vieira Ibiuna Ltda.</text:span></text:p>
          <text:p><text:span text:style-name="MT5">Tel.: (15) 99770-3616</text:span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Marina Beatriz Korte Ragusa 22055608835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Mercadinho Vieira Ibiuna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6:00:29.37886887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4:01</meta:creation-date>
    <dc:date>2026-01-05T16:06:10.142558446</dc:date>
    <dc:language>pt-PT</dc:language>
    <meta:editing-cycles>713</meta:editing-cycles>
    <meta:editing-duration>P1DT7H17M31S</meta:editing-duration>
    <meta:print-date>2020-06-04T09:49:02.903000000</meta:print-date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